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91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im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a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mages_id</text:p>
          </table:table-cell>
          <table:table-cell table:style-name="ce1" office:value-type="string" calcext:value-type="string">
            <text:p>image_file_name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active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gko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lanc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lanc1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udweis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arltonmi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ron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henike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ingfish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iri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owenbrau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onteithsblack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eroni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tell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e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ig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oohey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B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weihenstephann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it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edhill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ooper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evildaugh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ounghenry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toke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reatnorther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 style:data-style-name="N2" text:time-value="23:46:23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s" style:display-name="PageStyle_im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date>2018-08-23T23:46:59.124000000</dc:date>
    <meta:editing-duration>PT11M6S</meta:editing-duration>
    <meta:editing-cycles>2</meta:editing-cycles>
    <meta:document-statistic meta:table-count="1" meta:cell-count="79" meta:object-count="0"/>
  </office:meta>
</office:document-meta>
</file>